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scadia Code" svg:font-family="'Cascadia Code'" style:font-pitch="fixed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/>
    <style:font-face style:name="Noto Sans" svg:font-family="'Noto Sans'" style:font-family-generic="roman" style:font-pitch="variable"/>
    <style:font-face style:name="Noto Sans Devanagari SemiCondensed" svg:font-family="'Noto Sans Devanagari SemiCondensed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5.85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8.4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0.911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0.70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0.29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3.79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9.46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38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13cm" fo:min-width="11.11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58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28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14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1.11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8.64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3.58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651cm" fo:min-width="15.20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7.40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1.52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7.08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6.19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9.261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9.14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706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9.88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5.0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41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8.64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1.73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9.26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8.025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8.942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6.174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76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971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4.205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4.117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8.116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5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0.09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8.735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3.914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7.706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5.353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1.322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0.861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219cm" fo:min-width="14.759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991cm" fo:min-width="14.205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/>
      <style:text-properties style:font-name="Cascadia Code" fo:font-size="8pt" fo:language="pt" fo:country="BR" style:font-size-asian="9pt" style:font-size-complex="9pt"/>
    </style:style>
    <style:style style:name="P3" style:family="paragraph">
      <loext:graphic-properties draw:fill="none"/>
      <style:paragraph-properties fo:text-align="start"/>
      <style:text-properties style:font-name="Cascadia Code" fo:font-size="8pt" fo:language="pt" fo:country="BR" style:font-size-asian="8pt" style:font-size-complex="8pt"/>
    </style:style>
    <style:style style:name="P4" style:family="paragraph">
      <loext:graphic-properties draw:fill="none"/>
      <style:paragraph-properties fo:text-align="start"/>
      <style:text-properties style:font-name="Cascadia Code" fo:font-size="8pt" fo:language="pt" fo:country="BR" fo:font-style="normal" style:font-size-asian="8pt" style:font-style-asian="normal" style:font-size-complex="8pt" style:font-style-complex="normal"/>
    </style:style>
    <style:style style:name="T1" style:family="text">
      <style:text-properties fo:color="#000000" loext:opacity="100%" style:font-name="Cascadia Code" fo:font-size="8pt" fo:language="pt" fo:country="BR" fo:font-weight="normal" style:font-size-asian="9pt" style:font-weight-asian="normal" style:font-name-complex="DejaVuSans" style:font-size-complex="9pt" style:font-weight-complex="normal"/>
    </style:style>
    <style:style style:name="T2" style:family="text">
      <style:text-properties fo:color="#3465a4" loext:opacity="100%" style:font-name="Cascadia Code" fo:font-size="8pt" fo:language="pt" fo:country="BR" fo:font-weight="normal" style:font-size-asian="9pt" style:font-weight-asian="normal" style:font-name-complex="Monaco" style:font-size-complex="9pt" style:font-weight-complex="normal"/>
    </style:style>
    <style:style style:name="T3" style:family="text">
      <style:text-properties fo:color="#000000" loext:opacity="100%" style:font-name="Cascadia Code" fo:font-size="8pt" fo:language="pt" fo:country="BR" fo:font-weight="normal" style:font-size-asian="9pt" style:font-weight-asian="normal" style:font-name-complex="Monaco" style:font-size-complex="9pt" style:font-weight-complex="normal"/>
    </style:style>
    <style:style style:name="T4" style:family="text">
      <style:text-properties fo:color="#000000" loext:opacity="100%" style:font-name="Cascadia Code" fo:font-size="8pt" fo:language="pt" fo:country="BR" fo:font-weight="bold" style:font-size-asian="8pt" style:font-weight-asian="bold" style:font-name-complex="DejaVuSans" style:font-size-complex="8pt" style:font-weight-complex="bold"/>
    </style:style>
    <style:style style:name="T5" style:family="text">
      <style:text-properties fo:color="#000000" loext:opacity="100%" style:font-name="Cascadia Code" fo:font-size="8pt" fo:language="pt" fo:country="BR" fo:font-weight="normal" style:font-size-asian="8pt" style:font-weight-asian="normal" style:font-name-complex="DejaVuSans" style:font-size-complex="8pt" style:font-weight-complex="normal"/>
    </style:style>
    <style:style style:name="T6" style:family="text">
      <style:text-properties fo:color="#000000" loext:opacity="100%" style:font-name="Cascadia Code" fo:font-size="8pt" fo:language="pt" fo:country="BR" fo:font-style="italic" fo:font-weight="normal" style:font-size-asian="8pt" style:font-style-asian="italic" style:font-weight-asian="normal" style:font-name-complex="DejaVuSans" style:font-size-complex="8pt" style:font-style-complex="italic" style:font-weight-complex="normal"/>
    </style:style>
    <style:style style:name="T7" style:family="text">
      <style:text-properties fo:color="#3465a4" loext:opacity="100%" style:font-name="Cascadia Code" fo:font-size="8pt" fo:language="pt" fo:country="BR" fo:font-weight="normal" style:font-size-asian="9pt" style:font-weight-asian="normal" style:font-name-complex="DejaVuSans" style:font-size-complex="9pt" style:font-weight-complex="normal"/>
    </style:style>
    <style:style style:name="T8" style:family="text">
      <style:text-properties fo:color="#000000" loext:opacity="100%" style:font-name="Cascadia Code" fo:font-size="8pt" fo:language="pt" fo:country="BR" fo:font-style="normal" fo:font-weight="normal" style:font-size-asian="8pt" style:font-style-asian="normal" style:font-weight-asian="normal" style:font-name-complex="DejaVuSans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5.852cm" svg:height="0.407cm" svg:x="2.004cm" svg:y="1.225cm">
          <draw:text-box>
            <text:p text:style-name="P1"><text:span text:style-name="T1">Tiago Rinaldi | 27/01/1988 | São Paulo, SP | 14981145355 | trinaldi@gmail.com</text:span></text:p>
          </draw:text-box>
        </draw:frame>
        <draw:frame draw:style-name="gr2" draw:text-style-name="P2" draw:layer="layout" svg:width="8.44cm" svg:height="0.407cm" svg:x="2.004cm" svg:y="1.971cm">
          <draw:text-box>
            <text:p text:style-name="P1"><text:span text:style-name="T2">[tiago@tiago-linuxbox:~]$</text:span><text:span text:style-name="T3"> ls -l | grep ^-</text:span></text:p>
          </draw:text-box>
        </draw:frame>
        <draw:frame draw:style-name="gr3" draw:text-style-name="P2" draw:layer="layout" svg:width="10.911cm" svg:height="0.407cm" svg:x="2.004cm" svg:y="2.369cm">
          <draw:text-box>
            <text:p text:style-name="P1"><text:span text:style-name="T1">-rw-rw-r-- <text:s/>1 tiago tiago <text:s text:c="3"/>3 Abr 5 <text:s text:c="2"/>11:46 contato </text:span></text:p>
          </draw:text-box>
        </draw:frame>
        <draw:frame draw:style-name="gr4" draw:text-style-name="P2" draw:layer="layout" svg:width="10.704cm" svg:height="0.407cm" svg:x="2.004cm" svg:y="2.686cm">
          <draw:text-box>
            <text:p text:style-name="P1"><text:span text:style-name="T1">-rw-rw-r-- <text:s/>1 tiago tiago <text:s/>138 Abr 5 20:11 educacao </text:span></text:p>
          </draw:text-box>
        </draw:frame>
        <draw:frame draw:style-name="gr5" draw:text-style-name="P2" draw:layer="layout" svg:width="10.293cm" svg:height="0.407cm" svg:x="2.004cm" svg:y="2.976cm">
          <draw:text-box>
            <text:p text:style-name="P1"><text:span text:style-name="T1">-rw-rw-r-- <text:s/>1 tiago tiago <text:s/>166 Fev 5 20:12 skills </text:span></text:p>
          </draw:text-box>
        </draw:frame>
        <draw:frame draw:style-name="gr6" draw:text-style-name="P2" draw:layer="layout" svg:width="13.794cm" svg:height="0.407cm" svg:x="2.004cm" svg:y="3.314cm">
          <draw:text-box>
            <text:p text:style-name="P1"><text:span text:style-name="T1">-rw-rw-r-- <text:s/>1 tiago tiago <text:s/>364 Fev 5 20:04 experiencia_profissional</text:span></text:p>
          </draw:text-box>
        </draw:frame>
        <draw:frame draw:style-name="gr7" draw:text-style-name="P2" draw:layer="layout" svg:width="9.468cm" svg:height="0.407cm" svg:x="1.983cm" svg:y="3.703cm">
          <draw:text-box>
            <text:p text:style-name="P1"><text:span text:style-name="T2">[tiago@tiago-linuxbox:~]$</text:span><text:span text:style-name="T3"> more work_experience</text:span></text:p>
          </draw:text-box>
        </draw:frame>
        <draw:frame draw:style-name="gr8" draw:text-style-name="P3" draw:layer="layout" svg:width="6.382cm" svg:height="0.407cm" svg:x="1.983cm" svg:y="4.185cm">
          <draw:text-box>
            <text:p text:style-name="P1"><text:span text:style-name="T4">2013 - 2014 <text:s/>Computar Sistemas </text:span></text:p>
          </draw:text-box>
        </draw:frame>
        <draw:frame draw:style-name="gr9" draw:text-style-name="P3" draw:layer="layout" svg:width="11.114cm" svg:height="0.813cm" svg:x="4.523cm" svg:y="4.5cm">
          <draw:text-box>
            <text:p text:style-name="P1"><text:span text:style-name="T5">Desenvolvimento ERP</text:span></text:p>
            <text:p text:style-name="P1"><text:span text:style-name="T5">‘Portar’ código FOXPRO para C# usando WPF/XAML/WebApi </text:span></text:p>
          </draw:text-box>
        </draw:frame>
        <draw:frame draw:style-name="gr10" draw:text-style-name="P3" draw:layer="layout" svg:width="6.589cm" svg:height="0.407cm" svg:x="1.983cm" svg:y="5.223cm">
          <draw:text-box>
            <text:p text:style-name="P1"><text:span text:style-name="T4">2014 – 2016 <text:s/>Leo.br (Freelancer)</text:span></text:p>
          </draw:text-box>
        </draw:frame>
        <draw:frame draw:style-name="gr11" draw:text-style-name="P3" draw:layer="layout" svg:width="0.281cm" svg:height="0.407cm" svg:x="1.983cm" svg:y="5.629cm">
          <draw:text-box>
            <text:p text:style-name="P1"><text:span text:style-name="T5"><text:s/></text:span></text:p>
          </draw:text-box>
        </draw:frame>
        <draw:frame draw:style-name="gr12" draw:text-style-name="P3" draw:layer="layout" svg:width="5.146cm" svg:height="0.407cm" svg:x="4.484cm" svg:y="7.438cm">
          <draw:text-box>
            <text:p text:style-name="P1"><text:span text:style-name="T5">Full stack Web Developer.</text:span></text:p>
          </draw:text-box>
        </draw:frame>
        <draw:frame draw:style-name="gr13" draw:text-style-name="P3" draw:layer="layout" svg:width="11.119cm" svg:height="0.407cm" svg:x="4.484cm" svg:y="7.766cm">
          <draw:text-box>
            <text:p text:style-name="P1"><text:span text:style-name="T5">Linguagens utilizadas PHP, Ruby </text:span><text:span text:style-name="T5">[on Rails], JavaScript</text:span></text:p>
          </draw:text-box>
        </draw:frame>
        <draw:frame draw:style-name="gr14" draw:text-style-name="P3" draw:layer="layout" svg:width="8.642cm" svg:height="0.407cm" svg:x="4.484cm" svg:y="8.098cm">
          <draw:text-box>
            <text:p text:style-name="P1"><text:span text:style-name="T5">(</text:span><text:span text:style-name="T5">A</text:span><text:span text:style-name="T5">n</text:span><text:span text:style-name="T5">g</text:span><text:span text:style-name="T5">u</text:span><text:span text:style-name="T5">l</text:span><text:span text:style-name="T5">a</text:span><text:span text:style-name="T5">r</text:span><text:span text:style-name="T5">J</text:span><text:span text:style-name="T5">S </text:span><text:span text:style-name="T5">1</text:span><text:span text:style-name="T5">.</text:span><text:span text:style-name="T5">4</text:span><text:span text:style-name="T5">, </text:span><text:span text:style-name="T5">j</text:span><text:span text:style-name="T5">Q</text:span><text:span text:style-name="T5">u</text:span><text:span text:style-name="T5">e</text:span><text:span text:style-name="T5">r</text:span><text:span text:style-name="T5">y</text:span><text:span text:style-name="T5">)</text:span><text:span text:style-name="T5">, </text:span><text:span text:style-name="T5">G</text:span><text:span text:style-name="T5">o</text:span><text:span text:style-name="T5">[</text:span><text:span text:style-name="T5">l</text:span><text:span text:style-name="T5">a</text:span><text:span text:style-name="T5">n</text:span><text:span text:style-name="T5">g</text:span><text:span text:style-name="T5">]</text:span><text:span text:style-name="T5">, </text:span><text:span text:style-name="T6">e</text:span><text:span text:style-name="T6">t</text:span><text:span text:style-name="T6">. </text:span><text:span text:style-name="T6">a</text:span><text:span text:style-name="T6">l</text:span><text:span text:style-name="T5">.</text:span></text:p>
          </draw:text-box>
        </draw:frame>
        <draw:frame draw:style-name="gr15" draw:text-style-name="P3" draw:layer="layout" svg:width="13.587cm" svg:height="0.407cm" svg:x="4.484cm" svg:y="8.426cm">
          <draw:text-box>
            <text:p text:style-name="P1"><text:span text:style-name="T5">Desenvolvimento de temas/plugins WordPress, </text:span><text:span text:style-name="T5">Manutenção servidores </text:span></text:p>
          </draw:text-box>
        </draw:frame>
        <draw:frame draw:style-name="gr16" draw:text-style-name="P3" draw:layer="layout" svg:width="15.201cm" svg:height="1.651cm" svg:x="4.484cm" svg:y="5.641cm">
          <draw:text-box>
            <text:p text:style-name="P1"><text:span text:style-name="T5">Manutenção de ERP (ERPNext) - Python/JS</text:span></text:p>
            <text:p text:style-name="P1"><text:span text:style-name="T5">Customização de sites Wordpress ,</text:span></text:p>
            <text:p text:style-name="P1"><text:span text:style-name="T5">Manutenção de servidores (Linux/Windows </text:span><text:span text:style-name="T5">Server), novos frontends,</text:span></text:p>
            <text:p text:style-name="P1"><text:span text:style-name="T5">Temas e Plugins WordPress</text:span></text:p>
          </draw:text-box>
        </draw:frame>
        <draw:frame draw:style-name="gr17" draw:text-style-name="P2" draw:layer="layout" svg:width="7.407cm" svg:height="0.407cm" svg:x="2.004cm" svg:y="18.718cm">
          <draw:text-box>
            <text:p text:style-name="P1"><text:span text:style-name="T2">[tiago@tiago-linuxbox:~]$</text:span><text:span text:style-name="T3"> cat </text:span><text:span text:style-name="T3">skills</text:span></text:p>
          </draw:text-box>
        </draw:frame>
        <draw:frame draw:style-name="gr18" draw:text-style-name="P2" draw:layer="layout" svg:width="11.529cm" svg:height="0.407cm" svg:x="2.004cm" svg:y="19.238cm">
          <draw:text-box>
            <text:p text:style-name="P1"><text:span text:style-name="T1">Vanilla JavaScript (ES6+), React, jQuery HTML(5), </text:span><text:span text:style-name="T1">CSS(3)</text:span></text:p>
          </draw:text-box>
        </draw:frame>
        <draw:frame draw:style-name="gr19" draw:text-style-name="P2" draw:layer="layout" svg:width="17.088cm" svg:height="0.407cm" svg:x="2.004cm" svg:y="19.612cm">
          <draw:text-box>
            <text:p text:style-name="P1"><text:span text:style-name="T1">Shell, Linux, MSSQL, MySQL, PostgreSQL, WordPress, Python, PHP, Go, </text:span><text:span text:style-name="T1">Ruby [on Rails]</text:span></text:p>
          </draw:text-box>
        </draw:frame>
        <draw:frame draw:style-name="gr3" draw:text-style-name="P2" draw:layer="layout" svg:width="10.911cm" svg:height="0.407cm" svg:x="2.004cm" svg:y="19.989cm">
          <draw:text-box>
            <text:p text:style-name="P1"><text:span text:style-name="T1">Node.JS, Next.JS, Email Marketing, Windows Phone Apps</text:span></text:p>
          </draw:text-box>
        </draw:frame>
        <draw:frame draw:style-name="gr20" draw:text-style-name="P2" draw:layer="layout" svg:width="16.195cm" svg:height="0.407cm" svg:x="2.004cm" svg:y="20.356cm">
          <draw:text-box>
            <text:p text:style-name="P1"><text:span text:style-name="T1">Cordova app at Google Play (AngularJS + </text:span><text:span text:style-name="T1">Ruby), Vi(Vim), REGEX, NoSQL (MongoDB)</text:span></text:p>
          </draw:text-box>
        </draw:frame>
        <draw:frame draw:style-name="gr21" draw:text-style-name="P2" draw:layer="layout" svg:width="9.261cm" svg:height="0.407cm" svg:x="2.004cm" svg:y="20.99cm">
          <draw:text-box>
            <text:p text:style-name="P1"><text:span text:style-name="T2">[tiago@tiago-linuxbox:~]$</text:span><text:span text:style-name="T3"> cat personal_skills</text:span></text:p>
          </draw:text-box>
        </draw:frame>
        <draw:frame draw:style-name="gr22" draw:text-style-name="P2" draw:layer="layout" svg:width="19.145cm" svg:height="0.407cm" svg:x="2.004cm" svg:y="21.531cm">
          <draw:text-box>
            <text:p text:style-name="P1"><text:span text:style-name="T1">Other languages: <text:s text:c="2"/>English (Avançado), Spanish (Intermediário), German </text:span><text:span text:style-name="T1">(Leitura - Iniciante) </text:span></text:p>
          </draw:text-box>
        </draw:frame>
        <draw:frame draw:style-name="gr23" draw:text-style-name="P2" draw:layer="layout" svg:width="3.706cm" svg:height="0.407cm" svg:x="2.004cm" svg:y="22.025cm">
          <draw:text-box>
            <text:p text:style-name="P1"><text:span text:style-name="T1">Cursos Microsoft: </text:span></text:p>
          </draw:text-box>
        </draw:frame>
        <draw:frame draw:style-name="gr24" draw:text-style-name="P2" draw:layer="layout" svg:width="9.883cm" svg:height="0.407cm" svg:x="3.274cm" svg:y="22.395cm">
          <draw:text-box>
            <text:p text:style-name="P1"><text:span text:style-name="T1">10266 | Programming C# With Visual Studio 2010; </text:span></text:p>
          </draw:text-box>
        </draw:frame>
        <draw:frame draw:style-name="gr25" draw:text-style-name="P2" draw:layer="layout" svg:width="15.03cm" svg:height="0.407cm" svg:x="3.274cm" svg:y="22.773cm">
          <draw:text-box>
            <text:p text:style-name="P1"><text:span text:style-name="T1">10267 | Introduction to Web </text:span><text:span text:style-name="T1">Development with Microsoft </text:span><text:span text:style-name="T1">Visual Studio 2010</text:span></text:p>
          </draw:text-box>
        </draw:frame>
        <draw:frame draw:style-name="gr26" draw:text-style-name="P2" draw:layer="layout" svg:width="0.413cm" svg:height="0.407cm" svg:x="2.004cm" svg:y="23.143cm">
          <draw:text-box>
            <text:p text:style-name="P1"><text:span text:style-name="T1"><text:s text:c="2"/></text:span></text:p>
          </draw:text-box>
        </draw:frame>
        <draw:frame draw:style-name="gr27" draw:text-style-name="P2" draw:layer="layout" svg:width="8.646cm" svg:height="0.407cm" svg:x="3.274cm" svg:y="23.143cm">
          <draw:text-box>
            <text:p text:style-name="P1"><text:span text:style-name="T1">10774 | Querying Microsoft SQL Server 2012</text:span></text:p>
          </draw:text-box>
        </draw:frame>
        <draw:frame draw:style-name="gr28" draw:text-style-name="P2" draw:layer="layout" svg:width="11.737cm" svg:height="0.407cm" svg:x="3.274cm" svg:y="23.514cm">
          <draw:text-box>
            <text:p text:style-name="P1"><text:span text:style-name="T1">10775 | Administering Microsoft SQL Server 2012 Databases</text:span></text:p>
          </draw:text-box>
        </draw:frame>
        <draw:frame draw:style-name="gr29" draw:text-style-name="P2" draw:layer="layout" svg:width="9.265cm" svg:height="0.407cm" svg:x="3.274cm" svg:y="23.888cm">
          <draw:text-box>
            <text:p text:style-name="P1"><text:span text:style-name="T1">10778 | Implementing <text:s/>Data Models and Reports</text:span></text:p>
          </draw:text-box>
        </draw:frame>
        <draw:frame draw:style-name="gr30" draw:text-style-name="P2" draw:layer="layout" svg:width="8.025cm" svg:height="0.407cm" svg:x="2.004cm" svg:y="24.427cm">
          <draw:text-box>
            <text:p text:style-name="P1"><text:span text:style-name="T2">[tiago@tiago-linuxbox:~]$</text:span><text:span text:style-name="T3"> cat education</text:span></text:p>
          </draw:text-box>
        </draw:frame>
        <draw:frame draw:style-name="gr31" draw:text-style-name="P2" draw:layer="layout" svg:width="18.942cm" svg:height="0.407cm" svg:x="2.004cm" svg:y="24.95cm">
          <draw:text-box>
            <text:p text:style-name="P1"><text:span text:style-name="T1">2007-2011 – Bacharel Ciências Biológicas | Universidade de São Paulo (USP) – Ribeirão Preto </text:span></text:p>
          </draw:text-box>
        </draw:frame>
        <draw:frame draw:style-name="gr32" draw:text-style-name="P2" draw:layer="layout" svg:width="6.174cm" svg:height="0.407cm" svg:x="2.004cm" svg:y="25.635cm">
          <draw:text-box>
            <text:p text:style-name="P1"><text:span text:style-name="T7">[tiago@tiago-linuxbox:~]$ </text:span><text:span text:style-name="T1">date</text:span></text:p>
          </draw:text-box>
        </draw:frame>
        <draw:frame draw:style-name="gr8" draw:text-style-name="P2" draw:layer="layout" svg:width="6.382cm" svg:height="0.407cm" svg:x="2.004cm" svg:y="26.146cm">
          <draw:text-box>
            <text:p text:style-name="P1"><text:span text:style-name="T1">Fri Feb 21 11:11:36 AM -03 2025</text:span></text:p>
          </draw:text-box>
        </draw:frame>
        <draw:frame draw:style-name="gr33" draw:text-style-name="P3" draw:layer="layout" svg:width="5.764cm" svg:height="0.407cm" svg:x="1.983cm" svg:y="7.023cm">
          <draw:text-box>
            <text:p text:style-name="P1"><text:span text:style-name="T4">2016 - 2016 <text:s/>Zaez Tecnologia</text:span></text:p>
          </draw:text-box>
        </draw:frame>
        <draw:frame draw:style-name="gr34" draw:text-style-name="P3" draw:layer="layout" svg:width="5.971cm" svg:height="0.407cm" svg:x="1.983cm" svg:y="8.823cm">
          <draw:text-box>
            <text:p text:style-name="P1"><text:span text:style-name="T4">2016 – 2017 <text:s/>Evolua Educação </text:span></text:p>
          </draw:text-box>
        </draw:frame>
        <draw:frame draw:style-name="gr35" draw:text-style-name="P3" draw:layer="layout" svg:width="14.205cm" svg:height="0.407cm" svg:x="4.484cm" svg:y="9.264cm">
          <draw:text-box>
            <text:p text:style-name="P1"><text:span text:style-name="T5">Desenvolvimento .NET framework (C#), MSSQL, Agile Dev. (SCRUM) e DDD,</text:span></text:p>
          </draw:text-box>
        </draw:frame>
        <draw:frame draw:style-name="gr33" draw:text-style-name="P3" draw:layer="layout" svg:width="5.764cm" svg:height="0.407cm" svg:x="4.484cm" svg:y="9.596cm">
          <draw:text-box>
            <text:p text:style-name="P1"><text:span text:style-name="T5">Manutenção servidores Linux.</text:span></text:p>
          </draw:text-box>
        </draw:frame>
        <draw:frame draw:style-name="gr36" draw:text-style-name="P3" draw:layer="layout" svg:width="4.117cm" svg:height="0.407cm" svg:x="1.986cm" svg:y="10.022cm">
          <draw:text-box>
            <text:p text:style-name="P1"><text:span text:style-name="T4">2017 – 2018 <text:s/>O2Fund </text:span></text:p>
          </draw:text-box>
        </draw:frame>
        <draw:frame draw:style-name="gr37" draw:text-style-name="P3" draw:layer="layout" svg:width="18.116cm" svg:height="0.407cm" svg:x="4.487cm" svg:y="10.459cm">
          <draw:text-box>
            <text:p text:style-name="P1"><text:span text:style-name="T5">WebApp NextJS (React), Ruby on Rails, Node.JS e PostgreSQL, APIs tanto REST como GraphQL</text:span></text:p>
          </draw:text-box>
        </draw:frame>
        <draw:frame draw:style-name="gr23" draw:text-style-name="P3" draw:layer="layout" svg:width="3.706cm" svg:height="0.407cm" svg:x="4.487cm" svg:y="10.791cm">
          <draw:text-box>
            <text:p text:style-name="P1"><text:span text:style-name="T5">JavaScript (React)</text:span></text:p>
          </draw:text-box>
        </draw:frame>
        <draw:frame draw:style-name="gr38" draw:text-style-name="P3" draw:layer="layout" svg:width="5.56cm" svg:height="0.407cm" svg:x="4.487cm" svg:y="11.119cm">
          <draw:text-box>
            <text:p text:style-name="P1"><text:span text:style-name="T5">Node.JS PostgreSQL backend.</text:span></text:p>
          </draw:text-box>
        </draw:frame>
        <draw:frame draw:style-name="gr33" draw:text-style-name="P3" draw:layer="layout" svg:width="5.764cm" svg:height="0.407cm" svg:x="1.99cm" svg:y="11.621cm">
          <draw:text-box>
            <text:p text:style-name="P1"><text:span text:style-name="T4">2018 – 2019 <text:s/>Telefônica/Vivo</text:span></text:p>
          </draw:text-box>
        </draw:frame>
        <draw:frame draw:style-name="gr39" draw:text-style-name="P3" draw:layer="layout" svg:width="10.09cm" svg:height="0.407cm" svg:x="4.494cm" svg:y="12.041cm">
          <draw:text-box>
            <text:p text:style-name="P1"><text:span text:style-name="T5">Web/App Analytics (Desenvolvimento e Arquitetura)</text:span></text:p>
          </draw:text-box>
        </draw:frame>
        <draw:frame draw:style-name="gr40" draw:text-style-name="P3" draw:layer="layout" svg:width="18.735cm" svg:height="0.407cm" svg:x="4.494cm" svg:y="12.475cm">
          <draw:text-box>
            <text:p text:style-name="P1"><text:span text:style-name="T5">Google Tag Manager (GTM) – JavaScript ES6 – Firebase – AppsFlyer – Adjust <text:s/>- BigQuery - SQL</text:span></text:p>
          </draw:text-box>
        </draw:frame>
        <draw:frame draw:style-name="gr41" draw:text-style-name="P3" draw:layer="layout" svg:width="3.914cm" svg:height="0.407cm" svg:x="1.99cm" svg:y="13.224cm">
          <draw:text-box>
            <text:p text:style-name="P1"><text:span text:style-name="T4">2019 – 2020 <text:s/>Bettha</text:span></text:p>
          </draw:text-box>
        </draw:frame>
        <draw:frame draw:style-name="gr42" draw:text-style-name="P3" draw:layer="layout" svg:width="17.706cm" svg:height="0.42cm" svg:x="4.491cm" svg:y="13.642cm">
          <draw:text-box>
            <text:p text:style-name="P1"><text:span text:style-name="T5">Único membro Sr. da equipe, ficando com uma função mais livre, técnica e colaborativa.</text:span></text:p>
          </draw:text-box>
        </draw:frame>
        <draw:frame draw:style-name="gr43" draw:text-style-name="P3" draw:layer="layout" svg:width="5.353cm" svg:height="0.407cm" svg:x="4.491cm" svg:y="13.97cm">
          <draw:text-box>
            <text:p text:style-name="P1"><text:span text:style-name="T5">AngularJS/Angular frontend</text:span></text:p>
          </draw:text-box>
        </draw:frame>
        <draw:frame draw:style-name="gr44" draw:text-style-name="P3" draw:layer="layout" svg:width="11.322cm" svg:height="0.407cm" svg:x="4.491cm" svg:y="14.401cm">
          <draw:text-box>
            <text:p text:style-name="P1"><text:span text:style-name="T5">DevOps, CI. Arquitetura, documentação e criação de APIs</text:span></text:p>
          </draw:text-box>
        </draw:frame>
        <draw:frame draw:style-name="gr45" draw:text-style-name="P2" draw:layer="layout" svg:width="10.861cm" svg:height="0.407cm" svg:x="2.004cm" svg:y="0.659cm">
          <draw:text-box>
            <text:p text:style-name="P1"><text:span text:style-name="T2">[tiago@tiago-linuxbox:~]$</text:span><text:span text:style-name="T3"> cat contato</text:span></text:p>
          </draw:text-box>
        </draw:frame>
        <draw:frame draw:style-name="gr36" draw:text-style-name="P3" draw:layer="layout" svg:width="4.117cm" svg:height="0.407cm" svg:x="1.993cm" svg:y="15.125cm">
          <draw:text-box>
            <text:p text:style-name="P1"><text:span text:style-name="T4">2022 – 2022 <text:s/>F1Sales</text:span></text:p>
          </draw:text-box>
        </draw:frame>
        <draw:frame draw:style-name="gr46" draw:text-style-name="P4" draw:layer="layout" svg:width="14.759cm" svg:height="1.219cm" svg:x="4.494cm" svg:y="15.545cm">
          <draw:text-box>
            <text:p text:style-name="P1"><text:span text:style-name="T8">Criar soluções de integração com sistemas terceiros. </text:span></text:p>
            <text:p text:style-name="P1"><text:span text:style-name="T8">Desenvolver soluções junto com o time de produto</text:span></text:p>
            <text:p text:style-name="P1"><text:span text:style-name="T8">Ruby on Rails, TDD, MongoDB, Redis, Sidekiq</text:span></text:p>
          </draw:text-box>
        </draw:frame>
        <draw:frame draw:style-name="gr34" draw:text-style-name="P3" draw:layer="layout" svg:width="5.971cm" svg:height="0.407cm" svg:x="1.983cm" svg:y="16.623cm">
          <draw:text-box>
            <text:p text:style-name="P1"><text:span text:style-name="T4">2024 – 2024 <text:s/>Evolua Educação </text:span></text:p>
          </draw:text-box>
        </draw:frame>
        <draw:frame draw:style-name="gr47" draw:text-style-name="P3" draw:layer="layout" svg:width="14.205cm" svg:height="0.991cm" svg:x="4.484cm" svg:y="17.064cm">
          <draw:text-box>
            <text:p text:style-name="P1"><text:span text:style-name="T5">Desenvolvimento .NET Core framework (C#), MSSQL, Agile Dev. (SCRUM) e DDD, </text:span></text:p>
            <text:p text:style-name="P1"><text:span text:style-name="T5"/></text:p>
            <text:p text:style-name="P1"><text:span text:style-name="T5">Criação de API em NodeJS (TypeScript)</text:span></text:p>
          </draw:text-box>
        </draw:frame>
        <draw:frame draw:style-name="gr33" draw:text-style-name="P3" draw:layer="layout" svg:width="5.764cm" svg:height="0.407cm" svg:x="4.484cm" svg:y="17.396cm">
          <draw:text-box>
            <text:p text:style-name="P1"><text:span text:style-name="T5">Manutenção servidores Linux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scadia Code" svg:font-family="'Cascadia Code'" style:font-pitch="fixed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/>
    <style:font-face style:name="Noto Sans" svg:font-family="'Noto Sans'" style:font-family-generic="roman" style:font-pitch="variable"/>
    <style:font-face style:name="Noto Sans Devanagari SemiCondensed" svg:font-family="'Noto Sans Devanagari SemiCondensed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2-21T11:11:47.395185518</dc:date>
    <meta:editing-duration>PT30M2S</meta:editing-duration>
    <meta:editing-cycles>17</meta:editing-cycles>
    <meta:generator>LibreOffice/25.2.0.3$Linux_X86_64 LibreOffice_project/520$Build-3</meta:generator>
    <meta:document-statistic meta:object-count="55"/>
  </office:meta>
</office:document-meta>
</file>